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Float all tools =&gt; dock one. </text:p>
        </text:list-item>
        <text:list-item>
          <text:p text:style-name="P8">Float all documents =&gt; dock one. </text:p>
        </text:list-item>
        <text:list-item>
          <text:p text:style-name="P8">Create a dock pane tree manager. </text:p>
        </text:list-item>
        <text:list-item>
          <text:p text:style-name="P8">Close tab =&gt; remove document. </text:p>
        </text:list-item>
        <text:list-item>
          <text:p text:style-name="P8">Tools menu =&gt; show hide tool. </text:p>
        </text:list-item>
        <text:list-item>
          <text:p text:style-name="P8">Popup pane =&gt; fix buttons.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24T13:47:38.20</dc:date>
    <dc:creator>Leif Goodwin</dc:creator>
    <meta:editing-duration>P32DT17H48M4S</meta:editing-duration>
    <meta:editing-cycles>99</meta:editing-cycles>
    <meta:generator>OpenOffice/4.1.7$Win32 OpenOffice.org_project/417m1$Build-9800</meta:generator>
    <meta:document-statistic meta:table-count="0" meta:image-count="0" meta:object-count="0" meta:page-count="4" meta:paragraph-count="99" meta:word-count="972" meta:character-count="6015"/>
  </office:meta>
</office:document-meta>
</file>